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e21" officeooo:paragraph-rsid="000fce21"/>
    </style:style>
    <style:style style:name="P2" style:family="paragraph" style:parent-style-name="Standard">
      <style:text-properties officeooo:rsid="00102ad3" officeooo:paragraph-rsid="00102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lo inline css:</text:p>
      <text:p text:style-name="P1"/>
      <text:p text:style-name="P1">você usa o estilo inline declarando o código css na própria tag, algo bem especifico que pode se tornar trabalhoso dependendo da ocasião </text:p>
      <text:p text:style-name="P1"/>
      <text:p text:style-name="P2">ideal para algo beeem espesifico do seu codi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1:19:26.553100097</meta:creation-date>
    <meta:generator>LibreOffice/6.4.7.2$Linux_X86_64 LibreOffice_project/40$Build-2</meta:generator>
    <dc:date>2022-03-24T12:06:46.871284351</dc:date>
    <meta:editing-duration>PT6M46S</meta:editing-duration>
    <meta:editing-cycles>1</meta:editing-cycles>
    <meta:document-statistic meta:table-count="0" meta:image-count="0" meta:object-count="0" meta:page-count="1" meta:paragraph-count="3" meta:word-count="34" meta:character-count="201" meta:non-whitespace-character-count="169"/>
  </office:meta>
</office:document-meta>
</file>